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162f" officeooo:paragraph-rsid="001a162f"/>
    </style:style>
    <style:style style:name="P2" style:family="paragraph" style:parent-style-name="Standard">
      <style:text-properties fo:font-style="normal" officeooo:rsid="001bdaac" officeooo:paragraph-rsid="001bdaac" style:font-style-asian="normal" style:font-style-complex="normal"/>
    </style:style>
    <style:style style:name="P3" style:family="paragraph" style:parent-style-name="Standard">
      <style:text-properties fo:font-style="normal" officeooo:rsid="001cdd97" officeooo:paragraph-rsid="001cdd97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dd9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IA 11 – Logica de Hoare</text:p>
      <text:p text:style-name="P1"/>
      <text:p text:style-name="P2">es <text:span text:style-name="T1">correcto </text:span><text:span text:style-name="T2">parcialmente </text:span>para p y q sii si termina, <text:s/>termina en q</text:p>
      <text:p text:style-name="P2">aclaracion: si un programa no termina es correcto parcialmente</text:p>
      <text:p text:style-name="P2"/>
      <text:p text:style-name="P2">es <text:span text:style-name="T1">correcto totalmente </text:span>cuando termina y termina en q</text:p>
      <text:p text:style-name="P2"/>
      <text:p text:style-name="P3">{p} S {q} denota correctitud parcial</text:p>
      <text:p text:style-name="P3">&lt;p&gt; S &lt;q&gt; denota correctitud total</text:p>
      <text:p text:style-name="P3"/>
      <text:p text:style-name="P3">REP: asegura la invariancia de p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mbria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mbria" fo:font-family="Cambria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mbria" fo:font-family="Cambria" style:font-family-generic="roman" fo:font-size="11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mbria" fo:font-family="Cambria" style:font-family-generic="roman"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18:47:52.623000000</meta:creation-date>
    <dc:date>2025-05-20T20:26:31.633000000</dc:date>
    <meta:editing-duration>PT1H38M40S</meta:editing-duration>
    <meta:editing-cycles>4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7" meta:word-count="54" meta:character-count="308" meta:non-whitespace-character-count="259"/>
  </office:meta>
</office:document-meta>
</file>